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8, EECS 397/600: DARPA Robotics Challenge</text:p>
      <text:p text:style-name="P1">Static Balancing</text:p>
      <text:p text:style-name="P1">due by 5pm, Tuesday, 4 November</text:p>
      <text:p text:style-name="P1"/>
      <text:p text:style-name="P2">Refer to the documents: <text:s/>“Introduction to static balancing and whole-body Jacobians” and “ A simple low-pass filter example.” <text:s/>Also, refer to the example code in packages …/examples/example_filter and …/examples/example_whole_body. <text:s/>See also the “README” files in these packages.</text:p>
      <text:p text:style-name="P2"/>
      <text:p text:style-name="P2">The example in “example_shift_cg_xdir.cpp” shows how to register with the LLJC, how to subscribe to and use published leg Jacobians, and how to subscribe to published filtered foot force/torque sensor values. <text:s/>Additionally, this example shows how to define a “twist” vector (6x1) to perform a correction to null out net ankle torques about the y axis (sagittal-plane leaning).</text:p>
      <text:p text:style-name="P2"/>
      <text:p text:style-name="P2">In this assignment, you should extend this example to more interesting moves. <text:s/>You may, for example, use a playfile to move only the arms and torso (leaving the leg joints unclaimed in your trajectory script), and run this together with a balancing program to moves the leg joints to re-center the robot's center of mass over the middle of the support polygon (the convex hull of the footprints). <text:s/></text:p>
      <text:p text:style-name="P2"/>
      <text:p text:style-name="P2">Submit your code, a description of your theory of operation, and movies of your more dramatic moves. <text:s/>Explore limits of motion, e.g. with squatting, bending over, moving the arms in front, or any other dramatic moves. <text:s/>Show that your balancing code keeps Atlas upright, in contrast to what happens if you freeze the leg joi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Newman</meta:initial-creator>
    <meta:creation-date>2014-09-22T16:42:48</meta:creation-date>
    <dc:date>2014-10-21T17:33:13</dc:date>
    <dc:creator>Wyatt Newman</dc:creator>
    <meta:editing-duration>PT31M59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1" meta:paragraph-count="7" meta:word-count="233" meta:character-count="1479" meta:non-whitespace-character-count="1244"/>
  </office:meta>
</office:document-meta>
</file>